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 Sans1" svg:font-family="'Lucida Sans'" style:font-family-generic="swiss"/>
    <style:font-face style:name="BLionTale" svg:font-family="BLionTal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LionTale" fo:font-size="28pt" officeooo:rsid="0010314a" officeooo:paragraph-rsid="0010314a" style:font-size-asian="28pt" style:font-size-complex="28pt"/>
    </style:style>
    <style:style style:name="P2" style:family="paragraph" style:parent-style-name="Standard">
      <style:text-properties fo:font-size="28pt" officeooo:paragraph-rsid="0010314a" style:font-size-asian="28pt" style:font-size-complex="28pt"/>
    </style:style>
    <style:style style:name="T1" style:family="text">
      <style:text-properties officeooo:rsid="0010314a"/>
    </style:style>
    <style:style style:name="T2" style:family="text">
      <style:text-properties style:font-name="BLionTale" officeooo:rsid="0010314a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IONTALE A SERVI POUR : <text:line-break/>* DES MOULES À CHOCOLAT ;</text:p>
      <text:p text:style-name="P2"><text:span text:style-name="T2">☀ UNE CARTE DE VOEUX ;</text:span></text:p>
      <text:p text:style-name="P1">★ DES PACKAGINGS DE BISCUITS ;</text:p>
      <text:p text:style-name="P1">- DES POCHOIRS ;</text:p>
      <text:p text:style-name="P1">! UN LOGO 3D.</text:p>
      <text:p text:style-name="P1"><text:span text:style-name="T9">♥</text:span><text:span text:style-name="T3">G</text:span><text:span text:style-name="T4">G</text:span><text:span text:style-name="T5">R</text:span>R<text:span text:style-name="T3">A</text:span><text:span text:style-name="T5">A</text:span>AO<text:span text:style-name="T5">O</text:span>U<text:span text:style-name="T6">W</text:span><text:span text:style-name="T7">W</text:span><text:span text:style-name="T3">!</text:span><text:span text:style-name="T7">!: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 Sans1" svg:font-family="'Lucida Sans'" style:font-family-generic="swiss"/>
    <style:font-face style:name="BLionTale" svg:font-family="BLionTal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6-04T23:03:46.205133531</meta:creation-date>
    <dc:date>2021-06-04T23:32:08.993434557</dc:date>
    <meta:editing-duration>PT8M2S</meta:editing-duration>
    <meta:editing-cycles>1</meta:editing-cycles>
    <meta:document-statistic meta:table-count="0" meta:image-count="0" meta:object-count="0" meta:page-count="1" meta:paragraph-count="6" meta:word-count="32" meta:character-count="149" meta:non-whitespace-character-count="122"/>
    <meta:generator>LibreOffice/6.3.5.2$Linux_X86_64 LibreOffice_project/30$Build-2</meta:generator>
  </office:meta>
</office:document-meta>
</file>